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OpenSymbol" svg:font-family="OpenSymbol, 'Arial Unicode M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P2"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3" style:family="paragraph" style:parent-style-name="Standard">
      <style:paragraph-properties fo:margin-left="0in" fo:margin-right="0.0173in" fo:text-align="end" style:justify-single-word="false" fo:text-indent="0in" style:auto-text-indent="false"/>
    </style:style>
    <style:style style:name="P4" style:family="paragraph" style:parent-style-name="Standard">
      <style:text-properties fo:font-size="30pt" fo:font-weight="bold" style:font-size-asian="30pt" style:font-weight-asian="bold" style:font-size-complex="30pt"/>
    </style:style>
    <style:style style:name="P5" style:family="paragraph" style:parent-style-name="Standard">
      <style:text-properties fo:font-size="10.5pt" fo:font-weight="bold" style:font-size-asian="10.5pt" style:font-weight-asian="bold" style:font-size-complex="10.5pt"/>
    </style:style>
    <style:style style:name="P6" style:family="paragraph" style:parent-style-name="Standard">
      <style:text-properties fo:font-size="10.5pt" fo:font-weight="bold" style:font-size-asian="10.5pt" style:language-asian="zh" style:country-asian="CN" style:font-weight-asian="bold" style:font-size-complex="10.5pt"/>
    </style:style>
    <style:style style:name="P7" style:family="paragraph" style:parent-style-name="Standard">
      <style:paragraph-properties fo:line-height="90%"/>
      <style:text-properties fo:font-size="10pt" style:font-size-asian="10pt" style:font-size-complex="10pt"/>
    </style:style>
    <style:style style:name="P8" style:family="paragraph" style:parent-style-name="Standard">
      <style:paragraph-properties fo:line-height="90%"/>
      <style:text-properties fo:font-size="10pt" style:text-underline-style="solid" style:text-underline-width="auto" style:text-underline-color="font-color" fo:font-weight="bold" style:font-size-asian="10pt" style:font-weight-asian="bold" style:font-size-complex="10pt"/>
    </style:style>
    <style:style style:name="P9" style:family="paragraph" style:parent-style-name="Standard" style:master-page-name="Standard">
      <style:paragraph-properties fo:line-height="90%" style:page-number="auto"/>
      <style:text-properties fo:font-size="10pt" style:text-underline-style="solid" style:text-underline-width="auto" style:text-underline-color="font-color" fo:font-weight="bold" style:font-size-asian="10pt" style:language-asian="zh" style:country-asian="CN" style:font-weight-asian="bold" style:font-size-complex="10pt"/>
    </style:style>
    <style:style style:name="P10"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font-size-asian="10pt" style:font-size-complex="10pt"/>
    </style:style>
    <style:style style:name="P11"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fo:font-weight="bold" style:font-size-asian="10pt" style:font-weight-asian="bold" style:font-size-complex="10pt" style:font-weight-complex="bold"/>
    </style:style>
    <style:style style:name="P12"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fo:font-weight="bold" style:font-size-asian="10pt" style:language-asian="zh" style:country-asian="CN" style:font-weight-asian="bold" style:font-size-complex="10pt" style:font-weight-complex="bold"/>
    </style:style>
    <style:style style:name="P13"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text-underline-style="none" fo:font-weight="bold" style:font-size-asian="10pt" style:language-asian="zh" style:country-asian="CN" style:font-weight-asian="bold" style:font-size-complex="10pt"/>
    </style:style>
    <style:style style:name="P14"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font-size-complex="10pt"/>
    </style:style>
    <style:style style:name="P15"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language-asian="zh" style:country-asian="CN" style:font-size-complex="10pt"/>
    </style:style>
    <style:style style:name="P16"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7"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text-underline-style="none" fo:font-weight="normal" style:font-size-asian="10pt" style:language-asian="zh" style:country-asian="CN" style:font-weight-asian="normal" style:font-size-complex="10pt" style:font-weight-complex="normal"/>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language-asian="zh" style:country-asian="CN"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language-asian="zh" style:country-asian="CN" style:font-weight-asian="bold"/>
    </style:style>
    <style:style style:name="T7" style:family="text">
      <style:text-properties fo:font-style="italic" style:language-asian="zh" style:country-asian="CN" style:font-style-asian="italic"/>
    </style:style>
    <style:style style:name="T8" style:family="text">
      <style:text-properties fo:font-style="italic" style:language-asian="zh" style:country-asian="CN" style:font-style-asian="italic" style:font-style-complex="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language-asian="zh" style:country-asian="CN"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language-asian="zh" style:country-asian="CN" style:font-style-asian="normal" style:font-weight-asian="normal" style:font-style-complex="normal" style:font-weight-complex="normal"/>
    </style:style>
    <style:style style:name="T14" style:family="text">
      <style:text-properties fo:font-style="normal" fo:font-weight="bold" style:language-asian="zh" style:country-asian="CN"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normal" style:language-asian="zh" style:country-asian="CN" style:font-weight-asian="normal" style:font-weight-complex="norm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专业技能及经验：</text:p>
      <text:list xml:id="list1215542893128099123" text:style-name="WW8Num1">
        <text:list-item>
          <text:p text:style-name="P10"><text:span text:style-name="T2">开发</text:span><text:span text:style-name="T4">技能</text:span><text:span text:style-name="T2">: </text:span><text:span text:style-name="T15">JAVA,</text:span><text:span text:style-name="T16"> Python, SQL, PL/SQL, Oracle Database, Oracle ADF, Oracle APEX, Linux, Shell Script</text:span></text:p>
        </text:list-item>
        <text:list-item>
          <text:p text:style-name="P11"><text:span text:style-name="T1">数据技能: </text:span><text:span text:style-name="T16">Matlab(本科毕业设计, 图像数据处理方向), R(硕士课程项目, 数据挖掘方向)</text:span></text:p>
        </text:list-item>
        <text:list-item>
          <text:p text:style-name="P13">项目管理及产品设计: <text:span text:style-name="T15">作为项目负责人, 完成了两个公司内部项目的开发, 完成了产品主要功能, 数据模型和用户界面的设计, 有分析实际需求并将其转化为业务逻辑的经验, 在完整项目流程中实践了敏捷开发模式</text:span></text:p>
        </text:list-item>
      </text:list>
      <text:p text:style-name="P7"><text:span text:style-name="T5">工作</text:span><text:span text:style-name="T6">经历：</text:span></text:p>
      <text:list xml:id="list1794368215" text:continue-numbering="true" text:style-name="WW8Num1">
        <text:list-item>
          <text:p text:style-name="P10"><text:span text:style-name="T2">Oracle(</text:span><text:span text:style-name="T2">甲骨文)公司总部</text:span><text:span text:style-name="T4"> Fusion Functional Setup部门 软件工程师 <text:s text:c="33"/></text:span><text:span text:style-name="T7">硅谷, 美国, 2</text:span><text:span text:style-name="T9">012年8月至今</text:span></text:p>
        </text:list-item>
      </text:list>
      <text:list xml:id="list5099968716105264486" text:style-name="WW8Num2">
        <text:list-item>
          <text:p text:style-name="P14"><text:span text:style-name="T1">负责与Fusion应用软件的</text:span>功能配置<text:span text:style-name="T1">相关</text:span>的数据模型设计, API/UI开发, <text:span text:style-name="T1">漏洞</text:span>修复<text:span text:style-name="T1">及代码评阅</text:span></text:p>
        </text:list-item>
        <text:list-item>
          <text:p text:style-name="P15">独立负责使用Oracle APEX技术进行开发的新项目, APEX是基于Oracle云数据库的应用程序开发平台</text:p>
        </text:list-item>
        <text:list-item>
          <text:p text:style-name="P14">入职一年后被选为部门面试组成员, 负责第二、三轮的技术面试<text:span text:style-name="T1">(JAVA及SQL基础), </text:span>已面试超过50名求职者</text:p>
        </text:list-item>
      </text:list>
      <text:p text:style-name="P7"><text:span text:style-name="T6">项目经历</text:span><text:span text:style-name="T5">：</text:span></text:p>
      <text:list xml:id="list1691565539" text:continue-list="list1794368215" text:style-name="WW8Num1">
        <text:list-item>
          <text:p text:style-name="P10"><text:span text:style-name="T4">功能配置管理器核心功能开发</text:span><text:span text:style-name="T13"> <text:s text:c="46"/></text:span></text:p>
        </text:list-item>
      </text:list>
      <text:list xml:id="list463842195" text:continue-list="list5099968716105264486" text:style-name="WW8Num2">
        <text:list-item>
          <text:p text:style-name="P14"><text:span text:style-name="T1">功</text:span>能配置管理器是甲骨文公司所有Fusion应用软件(如SCM, HCM, CRM等)的集成配置平台</text:p>
        </text:list-item>
        <text:list-item>
          <text:p text:style-name="P16">云用户管理页面: 使用ADF框架的JSF(JavaServer Faces)组件开发了针对云用户的简化管理UI</text:p>
        </text:list-item>
        <text:list-item>
          <text:p text:style-name="P16">数据缓存功能: 根据CRM产品团队的需求, 设计和实现了数据缓存功能, 并整合进原有业务逻辑</text:p>
        </text:list-item>
        <text:list-item>
          <text:p text:style-name="P14">导入解决方案功能: 根据云用户选择购买的解决方案, 预设置相应的功能模块和种子数据<text:span text:style-name="T12">(seed data)</text:span></text:p>
        </text:list-item>
      </text:list>
      <text:list xml:id="list1287963610" text:continue-list="list1691565539" text:style-name="WW8Num1">
        <text:list-item>
          <text:p text:style-name="P10"><text:span text:style-name="T14">拓扑管理器核心功能开发</text:span><text:span text:style-name="T13"> <text:s text:c="51"/></text:span></text:p>
        </text:list-item>
      </text:list>
      <text:list xml:id="list1027062365" text:continue-list="list463842195" text:style-name="WW8Num2">
        <text:list-item>
          <text:p text:style-name="P16">拓扑管理器的主要功能是维护Fusion应用部署前后的服务器集群, 应用及模块间的逻辑关系</text:p>
        </text:list-item>
        <text:list-item>
          <text:p text:style-name="P16">逻辑实体版本管理: 加入了对逻辑实体(集群、应用、模块等)的版本控制功能</text:p>
        </text:list-item>
        <text:list-item>
          <text:p text:style-name="P14">生成预配置计划: 重构了生成预配置计划的核心代码以支持新的数据模型和提高执行效率, 在安装Fusion应用软件时时会读取此预配置计划以配置所需的运行环境</text:p>
        </text:list-item>
      </text:list>
      <text:list xml:id="list1221444824" text:continue-list="list1287963610" text:style-name="WW8Num1">
        <text:list-item>
          <text:p text:style-name="P10"><text:span text:style-name="T3">发布计划管理系统(项目负责人)</text:span> <text:s text:c="49"/></text:p>
        </text:list-item>
      </text:list>
      <text:list xml:id="list1884806150" text:continue-list="list1027062365" text:style-name="WW8Num2">
        <text:list-item>
          <text:p text:style-name="P16">Fusion发布计划部门希望能够对产品的发布进行有效的战略规划和管理, 提供针对不同国家/地区, 不同行业/市场以及不同竞争者的产品发布计划; 经过需求分析决定采用Oracle APEX进行产品的开发和部署</text:p>
        </text:list-item>
        <text:list-item>
          <text:p text:style-name="P17">设计了数据模型和功能模块, 用PL/SQL脚本实现了用户数据和种子数据的自动化数据清洗和导入 </text:p>
        </text:list-item>
        <text:list-item>
          <text:p text:style-name="P14"><text:span text:style-name="T12">本系统的功能包括发布计划的增查改删, 批量导入/导出, 用户权限管理, 版本管理及历史记录管理等; 目前所有Fusion应用产品均已开始使用此系统来进行发布</text:span><text:span text:style-name="T13">管理</text:span></text:p>
        </text:list-item>
      </text:list>
      <text:list xml:id="list1263517008" text:continue-list="list1221444824" text:style-name="WW8Num1">
        <text:list-item>
          <text:p text:style-name="P12">项目资源管理系统(项目负责人)</text:p>
        </text:list-item>
      </text:list>
      <text:list xml:id="list322399128" text:continue-list="list1884806150" text:style-name="WW8Num2">
        <text:list-item>
          <text:p text:style-name="P14"><text:span text:style-name="T14">针对需求: </text:span><text:span text:style-name="T13">部门人员分散在加州, 德州, 印度及新西兰, 开发过程中的沟通成本较高, 知识碎片多以分散的Wiki页面及电子邮件形式存在; 产品的发布周期不断缩短, 而原有开发流程中缺乏对项目资源和进度的整体把控</text:span></text:p>
        </text:list-item>
        <text:list-item>
          <text:p text:style-name="P16">利用前一个APEX项目的经验, 快速设计, 开发并上线了一个项目资源管理系统, 整合了原有开发流程中的源代码管理, 代码评阅及Wiki知识页面, 使管理人员能够直观的了解项目整体开发进度及占用的资源</text:p>
        </text:list-item>
      </text:list>
      <text:p text:style-name="P8">教育背景：</text:p>
      <text:list xml:id="list1318733770" text:continue-list="list1263517008" text:style-name="WW8Num1">
        <text:list-item>
          <text:p text:style-name="P10"><text:span text:style-name="T2">耶鲁大学 理学硕士</text:span><text:span text:style-name="T4"> <text:s text:c="104"/></text:span><text:span text:style-name="T11">美国纽黑文, </text:span><text:span text:style-name="T9">2012年6月</text:span><text:span text:style-name="T7">毕业</text:span></text:p>
        </text:list-item>
      </text:list>
      <text:list xml:id="list637582558" text:continue-list="list322399128" text:style-name="WW8Num2">
        <text:list-item>
          <text:p text:style-name="P14">主修专业: 电子工程(计算机工程方向)<text:span text:style-name="T1">; </text:span>担任《科学计算》课程助教; <text:span text:style-name="T1">获助教奖学金</text:span></text:p>
        </text:list-item>
      </text:list>
      <text:list xml:id="list764484631" text:continue-list="list1318733770" text:style-name="WW8Num1">
        <text:list-item>
          <text:p text:style-name="P10"><text:span text:style-name="T2">浙江大学 工学学士</text:span><text:span text:style-name="T1"> <text:s text:c="108"/></text:span><text:span text:style-name="T8">中国杭州, </text:span><text:span text:style-name="T10">2011年</text:span><text:span text:style-name="T9">6月</text:span><text:span text:style-name="T7">毕业</text:span></text:p>
        </text:list-item>
      </text:list>
      <text:list xml:id="list1156364071" text:continue-list="list637582558" text:style-name="WW8Num2">
        <text:list-item>
          <text:p text:style-name="P14">主修专业: 信息工程(GPA：3.86/4); <text:span text:style-name="T1">学业</text:span>排名前10%; <text:span text:style-name="T1">辅修专业: 公共管理; </text:span>获竺可桢荣誉毕业生证书</text:p>
        </text:list-item>
        <text:list-item>
          <text:p text:style-name="P18">发表论文: White light interferometry for fast areal surface measurement based on GPGPU <text:s/>Proc. SPIE Vol. 7849</text:p>
        </text:list-item>
      </text:list>
      <text:p text:style-name="P7"><text:span text:style-name="T6">荣誉及奖励(近期)</text:span><text:span text:style-name="T5">：</text:span></text:p>
      <text:list xml:id="list1141766802" text:continue-list="list764484631" text:style-name="WW8Num1">
        <text:list-item>
          <text:p text:style-name="P10"><text:span text:style-name="T2">耶鲁大学助教奖学金, ETS托福奖学金, 宝钢教育基金会奖学金, </text:span><text:span text:style-name="T4">浙江大学竺可桢荣誉毕业生, </text:span><text:span text:style-name="T2">优秀学生奖学金</text:span><text:span text:style-name="T4">, </text:span><text:span text:style-name="T2">学</text:span><text:span text:style-name="T2">业优秀奖学金</text:span><text:span text:style-name="T4">, 研究与创新奖学金, </text:span><text:span text:style-name="T2">优秀学生干部</text:span><text:span text:style-name="T4">, </text:span><text:span text:style-name="T2">优秀团干部</text:span><text:span text:style-name="T4">, 优秀团员</text:span><text:span text:style-name="T2">等</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OpenSymbol" svg:font-family="OpenSymbol, 'Arial Unicode M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SimSun"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标题"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题注"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目录" style:family="paragraph" style:parent-style-name="Standard">
      <style:paragraph-properties text:number-lines="false" text:line-number="0"/>
      <style:text-properties style:font-name-complex="Mangal"/>
    </style:style>
    <style:style style:name="日期" style:family="paragraph" style:parent-style-name="Standard" style:next-style-name="Standard">
      <style:paragraph-properties fo:margin="100%" fo:margin-left="0.0693in" fo:margin-right="0in" fo:margin-top="0in" fo:margin-bottom="0in" fo:text-indent="0in" style:auto-text-indent="false"/>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size="12pt" style:letter-kerning="true" style:font-size-asian="12pt" style:font-name-complex="SimSun"/>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框内容" style:family="paragraph" style:parent-style-name="Text_20_body"/>
    <style:style style:name="Frame_20_contents" style:display-name="Frame contents" style:family="paragraph" style:parent-style-name="Text_20_body" style:class="extra"/>
    <style:style style:name="WW8Num1z0" style:family="text">
      <style:text-properties style:font-name="Wingdings" style:language-asian="zh" style:country-asian="CN" style:font-name-complex="Wingdings" style:font-size-complex="10.5pt"/>
    </style:style>
    <style:style style:name="WW8Num2z0" style:family="text">
      <style:text-properties style:font-name="Wingdings" style:language-asian="zh" style:country-asian="CN" style:font-name-complex="Wingdings"/>
    </style:style>
    <style:style style:name="WW8Num2z1" style:family="text">
      <style:text-properties fo:font-style="normal" fo:font-weight="normal" style:language-asian="zh" style:country-asian="CN" style:font-style-asian="normal" style:font-weight-asian="normal"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Wingdings" style:font-name-complex="Wingdings" style:font-size-complex="10.5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Wingdings" style:font-name-complex="Wingdings"/>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trans" style:family="text" style:parent-style-name="默认段落字体"/>
    <style:style style:name="项目符号"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MP2" style:family="paragraph" style:parent-style-name="Standard">
      <style:text-properties fo:font-size="30pt" fo:font-weight="bold" style:font-size-asian="30pt" style:font-weight-asian="bold" style:font-size-complex="30pt"/>
    </style:style>
    <style:style style:name="MP3" style:family="paragraph" style:parent-style-name="Standard">
      <style:text-properties fo:font-size="10.5pt" fo:font-weight="bold" style:font-size-asian="10.5pt" style:font-weight-asian="bold" style:font-size-complex="10.5pt"/>
    </style:style>
    <style:style style:name="MP4" style:family="paragraph" style:parent-style-name="Standard">
      <style:text-properties fo:font-size="10.5pt" fo:font-weight="bold" style:font-size-asian="10.5pt" style:language-asian="zh" style:country-asian="CN" style:font-weight-asian="bold" style:font-size-complex="10.5pt"/>
    </style:style>
    <style:style style:name="MP5"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MP6" style:family="paragraph" style:parent-style-name="Standard">
      <style:paragraph-properties fo:margin-left="0in" fo:margin-right="0.0173in" fo:text-align="end" style:justify-single-word="false" fo:text-indent="0in" style:auto-text-indent="false"/>
    </style:style>
    <style:style style:name="MT1" style:family="text">
      <style:text-properties style:language-asian="zh" style:country-asian="CN"/>
    </style:style>
    <style:style style:name="MT2"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299in" fo:margin-bottom="0.539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0728in" svg:y="0.1575in" svg:width="2.1071in" svg:height="0.552in" draw:z-index="0"><draw:text-box><text:p text:style-name="MP2">林力</text:p></draw:text-box></draw:frame><draw:frame draw:style-name="Mfr1" draw:name="Frame2" text:anchor-type="char" svg:x="1.1209in" svg:y="0.1575in" svg:width="3.0098in" svg:height="0.8701in" draw:z-index="1"><draw:text-box><text:p text:style-name="MP3">性别: 男 <text:s/><text:span text:style-name="MT1">出生年月: 1989.6 <text:s/>户籍地: 广州 <text:s text:c="2"/></text:span></text:p><text:p text:style-name="MP4">毕业学校: 耶鲁大学(硕士)/浙江大学(本科)</text:p><text:p text:style-name="MP4">目标职位: 网易游戏项目管理工程师</text:p></draw:text-box></draw:frame></text:p>
        <text:p text:style-name="MP5"/>
        <text:p text:style-name="MP5">电话: +1(203)444-6132(美国)</text:p>
        <text:p text:style-name="MP5">电子邮箱: linli.firzen@gmail.com</text:p>
        <text:p text:style-name="MP6"><text:span text:style-name="MT2">Linkedin</text:span><text:span text:style-name="MT2">主页</text:span><text:span text:style-name="MT2">: www.linkedin.com/pub/li-lin/32/97/773</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rsonal Information</dc:title>
    <meta:initial-creator>Aprilliu</meta:initial-creator>
    <meta:creation-date>2014-03-18T18:04:00</meta:creation-date>
    <dc:date>2014-06-23T20:57:04</dc:date>
    <meta:print-date>2014-02-02T20:09:00</meta:print-date>
    <meta:editing-cycles>6</meta:editing-cycles>
    <meta:editing-duration>PT1H4M</meta:editing-duration>
    <meta:generator>OpenOffice/4.1.0$Unix OpenOffice.org_project/410m18$Build-9764</meta:generator>
    <meta:document-statistic meta:table-count="0" meta:image-count="0" meta:object-count="0" meta:page-count="1" meta:paragraph-count="41" meta:word-count="1375" meta:character-count="2288"/>
  </office:meta>
</office:document-meta>
</file>